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3</text:p>
      <text:p text:style-name="Text_20_body">A tool by Pokedoc.</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some problematic games with exotic hardware.</text:p>
      <text:p text:style-name="Text_20_body">- Supports multiple backup methods in one tool: 3in1 (DS saves), WiFi/FTP (DS saves), GBA (GBA saves, no EEPROM-type saves), Slot 2 (DS saves)</text:p>
      <text:p text:style-name="Text_20_body">- Completely open source (GPL V2), should Nintendo change something, the program can be easily updated without having to reinvent the wheel</text:p>
      <text:p text:style-name="Text_20_body">- This tool does NOT support ROM dumping. It will never do. Any requests for ROM dumping support will be IGNORED!</text:p>
      <text:p text:style-name="Text_20_body">- Thius program does <text:span text:style-name="T1">not</text:span><text:span text:style-name="T2"> work on the Dsi or the 3DS. You </text:span><text:span text:style-name="T1">do need</text:span><text:span text:style-name="T2"> a real DS phat/Lite. The newer models did change something with the hardware; you might need a System Menu/NOR hack to get it working. Since I do not have this hack, I can't test it.</text:span></text:p>
      <text:h text:style-name="Heading_20_3" text:outline-level="3">1.1 Supported games</text:h>
      <text:p text:style-name="Text_20_body">As of now, this program supports more than 99% of all known DS games. If your game was supported by Rudolphs tools, it should be supported by this program as well. In addition, the program supports the following games with exotic hardware:</text:p>
      <text:p text:style-name="P1">Games with infrared device:</text:p>
      <text:p text:style-name="Text_20_body">- Walk with Me/Personal Trainer: Walking/Laufrhytmus DS (that Pedometer game)</text:p>
      <text:p text:style-name="Text_20_body">- Pokemon HeartGold/SoulSilver/Black/White</text:p>
      <text:p text:style-name="Text_20_body">The following games are <text:span text:style-name="T1">not</text:span> supported (and will not until somebody figures out how to access this hardware, and adds it to the code):</text:p>
      <text:p text:style-name="P1">Games with large saves:</text:p>
      <text:p text:style-name="Text_20_body">- Band Brothers DX/Jam with the Band</text:p>
      <text:p text:style-name="Text_20_body">- WarioWare: DIY</text:p>
      <text:p text:style-name="Text_20_body">A hacker named Deufeufeu did write a tool that is rumored to work with this hardware, but he never released the source for it.</text:p>
      <text:p text:style-name="P1">Games with a Bluetooth device:</text:p>
      <text:p text:style-name="Text_20_body">- Pokemon Typing DS (ships with a Bluetooth keyboard)</text:p>
      <text:p text:style-name="Text_20_body">This game is quite new, so no one knows enough to understand it. And many people believe it will never be released outside of Japan, so don't count on a quick solution.</text:p>
      <text:h text:style-name="Heading_20_3" text:outline-level="3"><text:soft-page-break/>1.2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Media Edition/DSi</text:span>: The homebrew does <text:span text:style-name="T1">not</text:span> work on the AR DSi out-of-the-box.You may need to manually apply a DLDI patch. I have finally bought an AR DSi myself, but it seems to be the version that does not allow homebrew, so I can't help you, sorry. (And I am not going to buy another one, product descriptions are horribly inaccurate when it comes to different hardware revisions.)</text:p>
      <text:p text:style-name="Text_20_body"><text:span text:style-name="T1">Various R4 clones</text:span>: There are more R4 clones out there than anybody can count, some of which have various issues. I have taken great care to fix pretty much everything that can possibly go wrong, but I can not testify that it will work on your hardware. Maybe you need to manually apply a DLDI patch. If you can't get it to work somehow, you are out of luck, sorry.</text:p>
      <text:h text:style-name="Heading_20_3" text:outline-level="3">1.2 Work in Progress</text:h>
      <text:p text:style-name="Text_20_body">Right now, I have added everything I know how to do. I still intend to improve the program, but unless I find some piece of new information on specific hardware issues, development has stopped.</text:p>
      <text:p text:style-name="Text_20_body">I have finally activated the corresponding sections on the Google Code project page (see section 7), so you can submit fixes/hints/patches/translations should you desire so. I will also fix bugs that can be fixed.</text:p>
      <text:p text:style-name="Text_20_body">And finally, if the DSi should ever be opened more than it is right now, I fully intend to return and write a fully-blown DSi mode. (I would not count on it being done fast, though – the DSi support will eventually be developed by different people.)</text:p>
      <text:h text:style-name="Heading_20_3" text:outline-level="3">1.3 Translations</text:h>
      <text:p text:style-name="Text_20_body">The program now allows translating most messages. Just have a ,ook into the "lang" folder, where you find all translations currently available, as well as a template file you can use to write your own translations. The process is very easy, it is just an ini-type text file with several strings. The file is quite heavily commented, so you should be able to understand the context in which the strings appear. You do not need to worry about too long lines, the program adds linebreaks whenever required. You can add manual linebreaks, though.</text:p>
      <text:h text:style-name="Heading_20_3" text:outline-level="3">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The program now supports <text:span text:style-name="T1">translating</text:span> the messages. Look into the "lang" folder for a premade string file, or write your own (this should be based on template.ini). Uncomment the "language" option in the ini file and point it to where you copied the language file. If you don't use this option, the program will use hardcoded strings (english).</text:p>
      <text:p text:style-name="Text_20_body">If you get a "<text:span text:style-name="T1">DLDI error</text:span>" on start, your flash card is ancient and/or does not support auto-DLDI patching (because the program does not find your microSD-card). You will need to patch the <text:soft-page-break/>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are using a <text:span text:style-name="T1">known</text:span> DLDI driver for a Slot 2 Flash Card, the program will enter Slot 2 mode. If you want to use Slot 2 mode, but your Slot 2 device is not detected, it usually is a sign that your Slot 1 Flash Card overwrote the DLDI driver with its own. See section 2.1 how to disable this. If your Slot 2 card still is not detected, you can add the line "slot2 = 1" in your ini file. If you get a false positive, i.e. Slot 2 mode triggers while it should not, use "slot2 = 0" instead. Otherwise, you can leave this line out.</text:p>
      <text:p text:style-name="Text_20_body">- If you have an EZFlash 3in1 inserted in Slot 2, the program will enter 3in1 mode. See section 2.2 how to set this up. Warning: If you have an EZFlash IV inserted in Slot 2, it may also detect as a "3in1". Do <text:span text:style-name="T1">not</text:span> use this mode – it will delete the firmware on your IV!</text:p>
      <text:p text:style-name="Text_20_body">- If you have a GBA module inserted in Slot 2, the program will enter GBA mode. See section 2.3 for notes on this mode.</text:p>
      <text:p text:style-name="Text_20_body">- If none of the above is valid, the program will enter WiFi/FTP mode. See section 2.4 how to set this up.</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DLDI_Right_Click">http://dldi.drunkencoders.com/index.php?title=DLDI_Right_Click</text:a></text:p>
      <text:p text:style-name="Text_20_body">and download the program from the link at the bottom of the page. Install it (you will need to identify your card), and you can apply DLDI patches from the context menu (right-click)</text:p>
      <text:p text:style-name="Text_20_body">Some hardware may be problematic, and the DLDI driver may not be easy to identify. The following issues are known.</text:p>
      <text:p text:style-name="Text_20_body"><text:span text:style-name="T1">Action Replay DSi</text:span>: This hardware seems to require a manual DLDI driver patch. Unfortunately, I was unable to find working instructions how to find the correct driver, when it works, or what to do if it still does not work. There are mixed reports of success; if Datel changed the hardware on their device without releasing a new DLDI driver, you are out of luck. And it will still not work on the DSi!</text:p>
      <text:p text:style-name="Text_20_body"><text:span text:style-name="T1">Various R4 clones</text:span>: There are more R4 clones out there than you can count with two hands. Each of them may have different approaches to the DLDI problem. In some cases, you may need to patch your card manually. And other issues may emerge as well. In a nutshell: If you can somehow make it work, congratulations. Otherwise, I strongly suggest to get a better card. (There are cheap non-R4 cards out there.)</text:p>
      <text:p text:style-name="Text_20_body">Other cards also are cloned on a less regular base. If you can get it to run, good. If not, bad luck.</text:p>
      <text:h text:style-name="Heading_20_3" text:outline-level="3">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text:soft-page-break/>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text:soft-page-break/>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2.5 Setting up Slot 2 mode</text:h>
      <text:p text:style-name="Text_20_body">To use Slot 2 mode, you need a Slot 2 DLDI-capable flash card. Track down the DLDI driver for the Slot 2 card (<text:span text:style-name="T1">not</text:span> your Slot 1 card!) and manually apply this driver to the nds file. See section 2.1 for details.</text:p>
      <text:p text:style-name="Text_20_body">After this, you must prevent your Flash Card from DLDI patching the program by itself. How this is done varies between cards (on the Cyclops DS, press "select" when booting). Some cards do not support disabling DLDI at all, so you may need to apply an additional "no DLDI" patch as well, after you added the Slot 2 DLDI driver.</text:p>
      <text:p text:style-name="Text_20_body">After these preparations, the program should be able to read from and write to Slot 2. Tested and verified working with an EZFlash IV miniSD.</text:p>
      <text:p text:style-name="Text_20_body">NOTE: You may need to copy your ini/language file to the Slot 2 card.</text:p>
      <text:h text:style-name="Heading_20_3" text:outline-level="3"><text:soft-page-break/>3. Using the homebrew</text:h>
      <text:p text:style-name="Text_20_body">No matter which mode the program is running in, the usage of the program is very similar. You will 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 Or you can contact me via my Google Code page (<text:a xlink:type="simple" xlink:href="http://code.google.com/p/savegame-manager/">http://code.google.com/p/savegame-manager/</text:a>).</text:p>
      <text:p text:style-name="Text_20_body">Right now, I need help with the following points:</text:p>
      <text:p text:style-name="Text_20_body">-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work from a System Menu-level exploit (which has not been found yet, and which may not even exis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DSi WPA encryption</text:span>. The DSi supports WPA encryption in hardware, and (as you may have <text:soft-page-break/>guessed), no one seems to have cracked it yet. WiFi seems to be locked out on the iEvolution, though.</text:p>
      <text:p text:style-name="Text_20_body">- <text:span text:style-name="T1">GBA EEPROM backup</text:span>. GBATEK claims it can't be done, Rudolph demonstrated that it can be done. But he told no one <text:span text:style-name="T1">how</text:span> it can be done. So, if you happen to know how to reach the save on EEPROM-type GBA cartridges, please share this knowledge so that the GBA mode can be finished.</text:p>
      <text:p text:style-name="Text_20_body">- <text:span text:style-name="T1">Band Brothers DX/Large Save support:</text:span> There are a handful of games out there which use big save files (8 MB+). This hardware seems to require a different strategy to read/write, and a tool used to access these saves exists (written by deufeufeu), but it is closed source (plus his home page seems to be dead).</text:p>
      <text:p text:style-name="Text_20_body">- <text:span text:style-name="T1">Pokemon Typing DS/Bluetooth support:</text:span> This is a typing game released in Japan, suposed to teach children how to use a keyboard. This Keyboard is accessed using a Bluetooth device found on the game cartridge, which seems to interfere with the standard backup mechanism. Since this game was never released outside of Japan, I have no way to verify if it works, or to hack something up to make it work. If you have additional information, please share it so I can add it.</text:p>
      <text:h text:style-name="Heading_20_3" text:outline-level="3">5. FAQs</text:h>
      <text:p text:style-name="Text_20_body">Q: Is it safe?</text:p>
      <text:p text:style-name="Text_20_body">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f your game cartridge is identified as "Flash (ID:*id*)", you can fix this easily by taking the id given there and tracking down the capacity of this device. In this case, uncomment the lines in the "[new chips]" section in your ini section, add the ID and the dual logarithm of the device capacity. (This means that the capacity is "2^n bytes", and you need the "n".)</text:p>
      <text:p text:style-name="Text_20_body"/>
      <text:p text:style-name="Text_20_body">Q: *insert game name* is not recognised!</text:p>
      <text:p text:style-name="Text_20_body">A: This means that Nintendo decided to introduce something new. See section 1.1 for a list of unsupported games with exotic hardware; you probably have one of these games.</text:p>
      <text:p text:style-name="Text_20_body"/>
      <text:p text:style-name="Text_20_body">Q: I can't dump saves using WiFi!</text:p>
      <text:p text:style-name="Text_20_body">A: Make sure that you have WRITE access on your FTP server. Smallftpd only gives you read access by default.</text:p>
      <text:p text:style-name="Text_20_body"/>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 not depending on OS-specific functions</text:p>
      <text:p text:style-name="Text_20_body">- Simon White, for his ini-parsing library which does not have special dependencies</text:p>
      <text:p text:style-name="Text_20_body"><text:soft-page-break/>-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You can reach me via a PM at the ProjectPokemon forums (<text:a xlink:type="simple" xlink:href="http://www.projectpokemon.org/">www.projectpokemon.org</text:a>, username: Pokedoc), or via my Google Code page (<text:a xlink:type="simple" xlink:href="http://code.google.com/p/savegame-manager/">http://code.google.com/p/savegame-manager/</text:a>). Due to a rather stressful Real Life, I can't promise you a fast answer, but I promise will address every request eventually.</text:p>
      <text:h text:style-name="Heading_20_1" text:outline-level="1">Appendix</text:h>
      <text:p text:style-name="Text_20_body">This is a happy collection of things that do not fit anywhere else.</text:p>
      <text:p text:style-name="Text_20_body"><text:span text:style-name="T1">Some notes on DSi mode.</text:span> The DSi has a much improved security concept; it is able to switch off almost every piece of hardware separately. Therefore, even if you find an exploit that lets you run homebrew, chances are good that you can not use everything that is available. In fact, this is why you don't have WiFi/SD-slot access on the Cyclops iEvolution – the cooking game used for this exploit does not need WiFi or the SD-slot, and therefore, it is switched off. On the other side, no DSiWare exploit (Sudoku) is able to access Slot-1, and therefore your saves, since Sudoku does not need access to Slot-1. In a nutshell: only the System Menu has access to everything, so we would need a System Menu-level exploit to run this program on a DSi.</text:p>
      <text:p text:style-name="Text_20_body"><text:span text:style-name="T1">Unfinished work.</text:span> If you download and have a look at the source code, you will see some "dead ends", aka stuff I tried to get working but failed. I have left almost everything in just so that somebody else can try his/her luck. This includes some bits of a Download Play mode, which was supposed to get this program on a DSi, but it did not work because it only works on an old DS Phat with a patched Firmware. It was fixed before the DS Lite was released, and with the advent of Flash cards, this homebrew launching mechanism was discontinu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50M16S</meta:editing-duration>
    <meta:editing-cycles>94</meta:editing-cycles>
    <meta:generator>LibreOffice/3.3$Win32 LibreOffice_project/330m19$Build-202</meta:generator>
    <dc:date>2011-08-02T19:30:21.04</dc:date>
    <dc:creator>Mark Siewert</dc:creator>
    <meta:document-statistic meta:table-count="0" meta:image-count="0" meta:object-count="0" meta:page-count="8" meta:paragraph-count="128" meta:word-count="4116" meta:character-count="22910"/>
    <meta:user-defined meta:name="Info 1"/>
    <meta:user-defined meta:name="Info 2"/>
    <meta:user-defined meta:name="Info 3"/>
    <meta:user-defined meta:name="Info 4"/>
  </office:meta>
</office:document-meta>
</file>